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493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1.588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none" draw:fill="none" draw:textarea-vertical-align="middle" fo:min-height="1.905cm" fo:min-width="2.5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vertical-align="middle" fo:min-height="1.27cm" fo:min-width="2.5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vertical-align="middle" fo:min-height="0.635cm" fo:min-width="2.5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vertical-align="middle" fo:min-height="3.175cm" fo:min-width="2.54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00ffff" draw:shadow="hidden"/>
    </style:style>
    <style:style style:name="gr11" style:family="graphic" style:parent-style-name="standard">
      <style:graphic-properties draw:stroke="none" draw:fill="none" draw:textarea-vertical-align="middle" fo:min-height="0.476cm" fo:min-width="2.5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vertical-align="middle" fo:min-height="0.318cm" fo:min-width="2.54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42cm" svg:stroke-color="#000000" draw:marker-end="Marker_5f_0" draw:marker-end-width="0.361cm" svg:stroke-opacity="100%" draw:stroke-linejoin="round" draw:fill="none" fo:padding-top="0.146cm" fo:padding-bottom="0.146cm" fo:padding-left="0.271cm" fo:padding-right="0.271cm" draw:shadow="hidden"/>
    </style:style>
    <style:style style:name="gr14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 draw:shadow="hidden"/>
    </style:style>
    <style:style style:name="gr16" style:family="graphic" style:parent-style-name="standard">
      <style:graphic-properties draw:stroke="solid" svg:stroke-width="0.008cm" svg:stroke-color="#000000" draw:marker-start="Marker_5f_0" draw:marker-start-width="0.276cm" svg:stroke-opacity="100%" draw:stroke-linejoin="round" draw:fill="none" fo:padding-top="0.129cm" fo:padding-bottom="0.129cm" fo:padding-left="0.254cm" fo:padding-right="0.254cm" draw:shadow="hidden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solid" draw:fill-color="#00ffff"/>
    </style:style>
    <style:style style:name="T1" style:family="text">
      <style:text-properties fo:color="#000000" style:font-name="Times New Roman1" fo:font-size="10pt" style:font-name-asian="Times New Roman1" style:font-size-asian="10pt" style:font-name-complex="Times New Roman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2.31cm" svg:y1="5.66cm" svg:x2="2.945cm" svg:y2="5.66cm">
          <text:p/>
        </draw:line>
        <draw:g>
          <draw:path draw:style-name="gr2" draw:text-style-name="P1" draw:layer="layout" svg:width="0.635cm" svg:height="1.904cm" svg:x="2.945cm" svg:y="1.215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3" draw:text-style-name="P1" draw:layer="layout" svg:width="1.905cm" svg:height="1.079cm" draw:transform="rotate (1.5707963267949) translate (2.723cm 3.12cm)">
            <draw:text-box>
              <text:p/>
            </draw:text-box>
          </draw:frame>
        </draw:g>
        <draw:frame draw:style-name="gr4" draw:text-style-name="P1" draw:layer="layout" svg:width="0.635cm" svg:height="1.588cm" svg:x="2.945cm" svg:y="1.374cm">
          <draw:text-box>
            <text:p text:style-name="P2"><text:span text:style-name="T1">M</text:span><text:span text:style-name="T1"><text:line-break/></text:span><text:span text:style-name="T1">U</text:span><text:span text:style-name="T1"><text:line-break/></text:span><text:span text:style-name="T1">X</text:span></text:p>
          </draw:text-box>
        </draw:frame>
        <draw:g>
          <draw:polygon draw:style-name="gr2" draw:text-style-name="P1" draw:layer="layout" svg:width="0.953cm" svg:height="2.54cm" svg:x="2.945cm" svg:y="3.755cm" svg:viewBox="0 0 954 2541" draw:points="954,1905 954,634 0,0 0,2541">
            <text:p/>
          </draw:polygon>
          <draw:frame draw:style-name="gr5" draw:text-style-name="P1" draw:layer="layout" svg:width="1.27cm" svg:height="1.079cm" draw:transform="rotate (1.5707963267949) translate (2.882cm 5.66cm)">
            <draw:text-box>
              <text:p/>
            </draw:text-box>
          </draw:frame>
        </draw:g>
        <draw:frame draw:style-name="gr6" draw:text-style-name="P1" draw:layer="layout" svg:width="0.536cm" svg:height="1.905cm" svg:x="3.044cm" svg:y="4.072cm">
          <draw:text-box>
            <text:p text:style-name="P2"><text:span text:style-name="T1">S</text:span><text:span text:style-name="T1"><text:line-break/></text:span><text:span text:style-name="T1">O</text:span><text:span text:style-name="T1"><text:line-break/></text:span><text:span text:style-name="T1">M</text:span><text:span text:style-name="T1"><text:line-break/></text:span><text:span text:style-name="T1">A</text:span></text:p>
          </draw:text-box>
        </draw:frame>
        <draw:polygon draw:style-name="gr2" draw:text-style-name="P1" draw:layer="layout" svg:width="0.635cm" svg:height="8.255cm" svg:x="4.532cm" svg:y="4.39cm" svg:viewBox="0 0 636 8256" draw:points="0,8256 636,8256 636,0 0,0">
          <text:p/>
        </draw:polygon>
        <draw:polygon draw:style-name="gr2" draw:text-style-name="P1" draw:layer="layout" svg:width="0.635cm" svg:height="1.27cm" svg:x="1.04cm" svg:y="7.247cm" svg:viewBox="0 0 636 1271" draw:points="0,1271 636,1271 636,0 0,0">
          <text:p/>
        </draw:polygon>
        <draw:frame draw:style-name="gr7" draw:text-style-name="P1" draw:layer="layout" svg:width="0.635cm" svg:height="1.27cm" svg:x="1.04cm" svg:y="7.247cm">
          <draw:text-box>
            <text:p text:style-name="P2"><text:span text:style-name="T1">PC</text:span></text:p>
          </draw:text-box>
        </draw:frame>
        <draw:line draw:style-name="gr1" draw:text-style-name="P1" draw:layer="layout" svg:x1="1.675cm" svg:y1="7.882cm" svg:x2="2.31cm" svg:y2="7.882cm">
          <text:p/>
        </draw:line>
        <draw:line draw:style-name="gr1" draw:text-style-name="P1" draw:layer="layout" svg:x1="4.215cm" svg:y1="8.517cm" svg:x2="4.532cm" svg:y2="8.517cm">
          <text:p/>
        </draw:line>
        <draw:frame draw:style-name="gr8" draw:text-style-name="P1" draw:layer="layout" svg:width="0.635cm" svg:height="0.635cm" svg:x="1.992cm" svg:y="5.66cm">
          <draw:text-box>
            <text:p text:style-name="P2"><text:span text:style-name="T1">4</text:span></text:p>
          </draw:text-box>
        </draw:frame>
        <draw:line draw:style-name="gr2" draw:text-style-name="P1" draw:layer="layout" svg:x1="1.992cm" svg:y1="4.39cm" svg:x2="1.992cm" svg:y2="7.882cm">
          <text:p/>
        </draw:line>
        <draw:line draw:style-name="gr1" draw:text-style-name="P1" draw:layer="layout" svg:x1="1.992cm" svg:y1="4.39cm" svg:x2="2.944cm" svg:y2="4.39cm">
          <text:p/>
        </draw:line>
        <draw:line draw:style-name="gr1" draw:text-style-name="P1" draw:layer="layout" svg:x1="3.897cm" svg:y1="5.025cm" svg:x2="4.532cm" svg:y2="5.025cm">
          <text:p/>
        </draw:line>
        <draw:line draw:style-name="gr1" draw:text-style-name="P1" draw:layer="layout" svg:x1="1.675cm" svg:y1="1.85cm" svg:x2="2.945cm" svg:y2="1.85cm">
          <text:p/>
        </draw:line>
        <draw:line draw:style-name="gr1" draw:text-style-name="P1" draw:layer="layout" svg:x1="2.31cm" svg:y1="2.485cm" svg:x2="2.945cm" svg:y2="2.485cm">
          <text:p/>
        </draw:line>
        <draw:line draw:style-name="gr2" draw:text-style-name="P1" draw:layer="layout" svg:x1="1.675cm" svg:y1="1.85cm" svg:x2="1.675cm" svg:y2="3.596cm">
          <text:p/>
        </draw:line>
        <draw:line draw:style-name="gr1" draw:text-style-name="P1" draw:layer="layout" svg:x1="0.722cm" svg:y1="7.882cm" svg:x2="1.039cm" svg:y2="7.882cm">
          <text:p/>
        </draw:line>
        <draw:line draw:style-name="gr2" draw:text-style-name="P1" draw:layer="layout" svg:x1="0.722cm" svg:y1="0.897cm" svg:x2="0.722cm" svg:y2="7.882cm">
          <text:p/>
        </draw:line>
        <draw:line draw:style-name="gr2" draw:text-style-name="P1" draw:layer="layout" svg:x1="0.722cm" svg:y1="0.897cm" svg:x2="4.214cm" svg:y2="0.897cm">
          <text:p/>
        </draw:line>
        <draw:line draw:style-name="gr2" draw:text-style-name="P1" draw:layer="layout" svg:x1="3.58cm" svg:y1="1.85cm" svg:x2="4.215cm" svg:y2="1.85cm">
          <text:p/>
        </draw:line>
        <draw:line draw:style-name="gr2" draw:text-style-name="P1" draw:layer="layout" svg:x1="4.215cm" svg:y1="0.897cm" svg:x2="4.215cm" svg:y2="1.849cm">
          <text:p/>
        </draw:line>
        <draw:line draw:style-name="gr2" draw:text-style-name="P1" draw:layer="layout" svg:x1="2.31cm" svg:y1="2.485cm" svg:x2="2.31cm" svg:y2="3.278cm">
          <text:p/>
        </draw:line>
        <draw:line draw:style-name="gr2" draw:text-style-name="P1" draw:layer="layout" svg:x1="2.31cm" svg:y1="3.279cm" svg:x2="13.422cm" svg:y2="3.279cm">
          <text:p/>
        </draw:line>
        <draw:line draw:style-name="gr2" draw:text-style-name="P1" draw:layer="layout" svg:x1="1.675cm" svg:y1="3.596cm" svg:x2="4.215cm" svg:y2="3.596cm">
          <text:p/>
        </draw:line>
        <draw:line draw:style-name="gr2" draw:text-style-name="P1" draw:layer="layout" svg:x1="4.215cm" svg:y1="5.024cm" svg:x2="4.215cm" svg:y2="3.596cm">
          <text:p/>
        </draw:line>
        <draw:frame draw:style-name="gr9" draw:text-style-name="P1" draw:layer="layout" svg:width="2.064cm" svg:height="3.186cm" svg:x="5.961cm" svg:y="6.925cm">
          <draw:text-box>
            <text:p text:style-name="P3"><text:span text:style-name="T1"><text:s/></text:span><text:span text:style-name="T1">rr #1</text:span><text:span text:style-name="T1"><text:line-break/></text:span><text:span text:style-name="T1"> <text:s/>rr #2 <text:s text:c="3"/>rd #1</text:span><text:span text:style-name="T1"><text:line-break/></text:span><text:span text:style-name="T1"><text:line-break/></text:span><text:span text:style-name="T1"> <text:s text:c="5"/>REGS</text:span><text:span text:style-name="T1"><text:line-break/></text:span><text:span text:style-name="T1"><text:line-break/></text:span><text:span text:style-name="T1"> <text:s/>wr <text:s text:c="6"/>rd #2</text:span><text:span text:style-name="T1"><text:line-break/></text:span><text:span text:style-name="T1"> <text:s/>wd</text:span></text:p>
          </draw:text-box>
        </draw:frame>
        <draw:polygon draw:style-name="gr2" draw:text-style-name="P1" draw:layer="layout" svg:width="2.064cm" svg:height="3.175cm" svg:x="5.961cm" svg:y="6.93cm" svg:viewBox="0 0 2065 3176" draw:points="0,3176 2065,3176 2065,0 0,0">
          <text:p/>
        </draw:polygon>
        <draw:polygon draw:style-name="gr10" draw:text-style-name="P4" draw:layer="layout" svg:width="0.304cm" svg:height="8.255cm" svg:x="8.66cm" svg:y="4.39cm" svg:viewBox="0 0 305 8256" draw:points="0,8256 305,8256 305,0 0,0">
          <text:p/>
        </draw:polygon>
        <draw:polygon draw:style-name="gr2" draw:text-style-name="P1" draw:layer="layout" svg:width="0.635cm" svg:height="8.255cm" svg:x="8.342cm" svg:y="4.39cm" svg:viewBox="0 0 636 8256" draw:points="0,8256 636,8256 636,0 0,0">
          <text:p/>
        </draw:polygon>
        <draw:line draw:style-name="gr1" draw:text-style-name="P1" draw:layer="layout" svg:x1="8.025cm" svg:y1="9.391cm" svg:x2="8.342cm" svg:y2="9.391cm">
          <text:p/>
        </draw:line>
        <draw:line draw:style-name="gr1" draw:text-style-name="P1" draw:layer="layout" svg:x1="8.025cm" svg:y1="7.724cm" svg:x2="8.342cm" svg:y2="7.724cm">
          <text:p/>
        </draw:line>
        <draw:line draw:style-name="gr1" draw:text-style-name="P1" draw:layer="layout" svg:x1="5.485cm" svg:y1="9.47cm" svg:x2="5.961cm" svg:y2="9.47cm">
          <text:p/>
        </draw:line>
        <draw:line draw:style-name="gr1" draw:text-style-name="P1" draw:layer="layout" svg:x1="5.485cm" svg:y1="7.724cm" svg:x2="5.961cm" svg:y2="7.724cm">
          <text:p/>
        </draw:line>
        <draw:line draw:style-name="gr1" draw:text-style-name="P1" draw:layer="layout" svg:x1="5.485cm" svg:y1="7.247cm" svg:x2="5.961cm" svg:y2="7.247cm">
          <text:p/>
        </draw:line>
        <draw:line draw:style-name="gr2" draw:text-style-name="P1" draw:layer="layout" svg:x1="5.485cm" svg:y1="7.247cm" svg:x2="5.485cm" svg:y2="11.692cm">
          <text:p/>
        </draw:line>
        <draw:line draw:style-name="gr1" draw:text-style-name="P1" draw:layer="layout" svg:x1="5.167cm" svg:y1="8.517cm" svg:x2="5.484cm" svg:y2="8.517cm">
          <text:p/>
        </draw:line>
        <draw:line draw:style-name="gr1" draw:text-style-name="P1" draw:layer="layout" svg:x1="5.644cm" svg:y1="9.787cm" svg:x2="5.961cm" svg:y2="9.787cm">
          <text:p/>
        </draw:line>
        <draw:line draw:style-name="gr2" draw:text-style-name="P1" draw:layer="layout" svg:x1="5.644cm" svg:y1="9.787cm" svg:x2="5.644cm" svg:y2="12.962cm">
          <text:p/>
        </draw:line>
        <draw:line draw:style-name="gr2" draw:text-style-name="P1" draw:layer="layout" svg:x1="5.485cm" svg:y1="11.692cm" svg:x2="6.913cm" svg:y2="11.692cm">
          <text:p/>
        </draw:line>
        <draw:g>
          <draw:path draw:style-name="gr2" draw:text-style-name="P1" draw:layer="layout" svg:width="0.635cm" svg:height="1.904cm" svg:x="6.914cm" svg:y="10.74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3" draw:text-style-name="P1" draw:layer="layout" svg:width="1.905cm" svg:height="1.079cm" draw:transform="rotate (1.5707963267949) translate (6.692cm 12.645cm)">
            <draw:text-box>
              <text:p/>
            </draw:text-box>
          </draw:frame>
        </draw:g>
        <draw:frame draw:style-name="gr4" draw:text-style-name="P1" draw:layer="layout" svg:width="0.635cm" svg:height="1.588cm" svg:x="6.914cm" svg:y="10.899cm">
          <draw:text-box>
            <text:p text:style-name="P2"><text:span text:style-name="T1">A</text:span><text:span text:style-name="T1"><text:line-break/></text:span><text:span text:style-name="T1">M</text:span><text:span text:style-name="T1"><text:line-break/></text:span><text:span text:style-name="T1">P</text:span></text:p>
          </draw:text-box>
        </draw:frame>
        <draw:frame draw:style-name="gr11" draw:text-style-name="P1" draw:layer="layout" svg:width="0.476cm" svg:height="0.476cm" svg:x="6.12cm" svg:y="11.057cm">
          <draw:text-box>
            <text:p text:style-name="P2"><text:span text:style-name="T1">16</text:span></text:p>
          </draw:text-box>
        </draw:frame>
        <draw:line draw:style-name="gr1" draw:text-style-name="P1" draw:layer="layout" svg:x1="7.549cm" svg:y1="11.692cm" svg:x2="8.342cm" svg:y2="11.692cm">
          <text:p/>
        </draw:line>
        <draw:frame draw:style-name="gr11" draw:text-style-name="P1" draw:layer="layout" svg:width="0.476cm" svg:height="0.476cm" svg:x="7.707cm" svg:y="11.057cm">
          <draw:text-box>
            <text:p text:style-name="P2"><text:span text:style-name="T1">32</text:span></text:p>
          </draw:text-box>
        </draw:frame>
        <draw:line draw:style-name="gr2" draw:text-style-name="P1" draw:layer="layout" svg:x1="6.12cm" svg:y1="11.853cm" svg:x2="6.28cm" svg:y2="11.534cm">
          <text:p/>
        </draw:line>
        <draw:line draw:style-name="gr2" draw:text-style-name="P1" draw:layer="layout" svg:x1="7.866cm" svg:y1="11.853cm" svg:x2="8.026cm" svg:y2="11.534cm">
          <text:p/>
        </draw:line>
        <draw:line draw:style-name="gr2" draw:text-style-name="P1" draw:layer="layout" svg:x1="5.167cm" svg:y1="5.025cm" svg:x2="8.342cm" svg:y2="5.025cm">
          <text:p/>
        </draw:line>
        <draw:line draw:style-name="gr2" draw:text-style-name="P1" draw:layer="layout" svg:x1="5.644cm" svg:y1="12.962cm" svg:x2="17.867cm" svg:y2="12.962cm">
          <text:p/>
        </draw:line>
        <draw:frame draw:style-name="gr8" draw:text-style-name="P1" draw:layer="layout" svg:width="0.635cm" svg:height="0.635cm" svg:x="4.532cm" svg:y="3.755cm">
          <draw:text-box>
            <text:p text:style-name="P2"><text:span text:style-name="T1">B/D</text:span></text:p>
          </draw:text-box>
        </draw:frame>
        <draw:frame draw:style-name="gr8" draw:text-style-name="P1" draw:layer="layout" svg:width="0.635cm" svg:height="0.635cm" svg:x="8.342cm" svg:y="3.755cm">
          <draw:text-box>
            <text:p text:style-name="P2"><text:span text:style-name="T1">D/X</text:span></text:p>
          </draw:text-box>
        </draw:frame>
        <draw:frame draw:style-name="gr12" draw:text-style-name="P1" draw:layer="layout" svg:width="3.81cm" svg:height="0.39cm" svg:x="8.66cm" svg:y="0.068cm">
          <draw:text-box>
            <text:p text:style-name="P2"><text:span text:style-name="T1">Executa LW</text:span></text:p>
          </draw:text-box>
        </draw:frame>
        <draw:line draw:style-name="gr2" draw:text-style-name="P1" draw:layer="layout" svg:x1="8.66cm" svg:y1="0.58cm" svg:x2="12.47cm" svg:y2="0.58cm">
          <text:p/>
        </draw:line>
        <draw:line draw:style-name="gr2" draw:text-style-name="P1" draw:layer="layout" svg:x1="8.66cm" svg:y1="0.738cm" svg:x2="8.66cm" svg:y2="0.421cm">
          <text:p/>
        </draw:line>
        <draw:line draw:style-name="gr2" draw:text-style-name="P1" draw:layer="layout" svg:x1="12.47cm" svg:y1="0.738cm" svg:x2="12.47cm" svg:y2="0.421cm">
          <text:p/>
        </draw:line>
        <draw:g>
          <draw:polygon draw:style-name="gr2" draw:text-style-name="P1" draw:layer="layout" svg:width="0.953cm" svg:height="2.54cm" svg:x="10.882cm" svg:y="4.39cm" svg:viewBox="0 0 954 2541" draw:points="954,1905 954,634 0,0 0,2541">
            <text:p/>
          </draw:polygon>
          <draw:frame draw:style-name="gr5" draw:text-style-name="P1" draw:layer="layout" svg:width="1.27cm" svg:height="1.079cm" draw:transform="rotate (1.5707963267949) translate (10.819cm 6.295cm)">
            <draw:text-box>
              <text:p/>
            </draw:text-box>
          </draw:frame>
        </draw:g>
        <draw:frame draw:style-name="gr6" draw:text-style-name="P1" draw:layer="layout" svg:width="0.536cm" svg:height="1.905cm" svg:x="10.982cm" svg:y="4.707cm">
          <draw:text-box>
            <text:p text:style-name="P2"><text:span text:style-name="T1">S</text:span><text:span text:style-name="T1"><text:line-break/></text:span><text:span text:style-name="T1">O</text:span><text:span text:style-name="T1"><text:line-break/></text:span><text:span text:style-name="T1">M</text:span><text:span text:style-name="T1"><text:line-break/></text:span><text:span text:style-name="T1">A</text:span></text:p>
          </draw:text-box>
        </draw:frame>
        <draw:g>
          <draw:g>
            <draw:path draw:style-name="gr10" draw:text-style-name="P4" draw:layer="layout" svg:width="0.635cm" svg:height="1.904cm" svg:x="9.93cm" svg:y="8.835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  <text:p/>
            </draw:path>
            <draw:path draw:style-name="gr2" draw:text-style-name="P1" draw:layer="layout" svg:width="0.635cm" svg:height="1.904cm" svg:x="9.93cm" svg:y="8.835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  <text:p/>
            </draw:path>
          </draw:g>
          <draw:frame draw:style-name="gr3" draw:text-style-name="P1" draw:layer="layout" svg:width="1.905cm" svg:height="1.079cm" draw:transform="rotate (1.5707963267949) translate (9.708cm 10.74cm)">
            <draw:text-box>
              <text:p/>
            </draw:text-box>
          </draw:frame>
        </draw:g>
        <draw:frame draw:style-name="gr4" draw:text-style-name="P1" draw:layer="layout" svg:width="0.635cm" svg:height="1.588cm" svg:x="9.93cm" svg:y="8.994cm">
          <draw:text-box>
            <text:p text:style-name="P2"><text:span text:style-name="T1">M</text:span><text:span text:style-name="T1"><text:line-break/></text:span><text:span text:style-name="T1">U</text:span><text:span text:style-name="T1"><text:line-break/></text:span><text:span text:style-name="T1">X</text:span></text:p>
          </draw:text-box>
        </draw:frame>
        <draw:polygon draw:style-name="gr10" draw:text-style-name="P4" draw:layer="layout" svg:width="0.304cm" svg:height="8.255cm" svg:x="12.166cm" svg:y="4.39cm" svg:viewBox="0 0 305 8256" draw:points="0,8256 305,8256 305,0 0,0">
          <text:p/>
        </draw:polygon>
        <draw:polygon draw:style-name="gr2" draw:text-style-name="P1" draw:layer="layout" svg:width="0.635cm" svg:height="8.255cm" svg:x="12.152cm" svg:y="4.39cm" svg:viewBox="0 0 636 8256" draw:points="0,8256 636,8256 636,0 0,0">
          <text:p/>
        </draw:polygon>
        <draw:frame draw:style-name="gr8" draw:text-style-name="P1" draw:layer="layout" svg:width="0.953cm" svg:height="0.635cm" svg:x="11.994cm" svg:y="3.755cm">
          <draw:text-box>
            <text:p text:style-name="P2"><text:span text:style-name="T1">X/M</text:span></text:p>
          </draw:text-box>
        </draw:frame>
        <draw:g>
          <draw:path draw:style-name="gr2" draw:text-style-name="P1" draw:layer="layout" svg:width="0.635cm" svg:height="1.904cm" svg:x="9.295cm" svg:y="5.342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3" draw:text-style-name="P1" draw:layer="layout" svg:width="1.905cm" svg:height="1.079cm" draw:transform="rotate (1.5707963267949) translate (9.073cm 7.247cm)">
            <draw:text-box>
              <text:p/>
            </draw:text-box>
          </draw:frame>
        </draw:g>
        <draw:frame draw:style-name="gr4" draw:text-style-name="P1" draw:layer="layout" svg:width="0.635cm" svg:height="1.788cm" svg:x="9.295cm" svg:y="5.401cm">
          <draw:text-box>
            <text:p text:style-name="P2"><text:span text:style-name="T1">D</text:span><text:span text:style-name="T1"><text:line-break/></text:span><text:span text:style-name="T1">E</text:span><text:span text:style-name="T1"><text:line-break/></text:span><text:span text:style-name="T1">S</text:span><text:span text:style-name="T1"><text:line-break/></text:span><text:span text:style-name="T1">L</text:span></text:p>
          </draw:text-box>
        </draw:frame>
        <draw:line draw:style-name="gr1" draw:text-style-name="P1" draw:layer="layout" svg:x1="11.835cm" svg:y1="5.66cm" svg:x2="12.152cm" svg:y2="5.66cm">
          <text:p/>
        </draw:line>
        <draw:g>
          <draw:line draw:style-name="gr13" draw:text-style-name="P1" draw:layer="layout" svg:x1="11.835cm" svg:y1="8.835cm" svg:x2="12.152cm" svg:y2="8.835cm">
            <text:p/>
          </draw:line>
          <draw:frame draw:style-name="gr14" draw:text-style-name="P1" draw:layer="layout" svg:width="1.411cm" svg:height="1.219cm" svg:x="11.288cm" svg:y="8.225cm">
            <draw:text-box>
              <text:p/>
            </draw:text-box>
          </draw:frame>
        </draw:g>
        <draw:line draw:style-name="gr13" draw:text-style-name="P1" draw:layer="layout" svg:x1="10.565cm" svg:y1="9.47cm" svg:x2="10.882cm" svg:y2="9.47cm">
          <text:p/>
        </draw:line>
        <draw:line draw:style-name="gr1" draw:text-style-name="P1" draw:layer="layout" svg:x1="9.93cm" svg:y1="6.295cm" svg:x2="10.882cm" svg:y2="6.295cm">
          <text:p/>
        </draw:line>
        <draw:line draw:style-name="gr1" draw:text-style-name="P1" draw:layer="layout" svg:x1="8.977cm" svg:y1="5.025cm" svg:x2="10.882cm" svg:y2="5.025cm">
          <text:p/>
        </draw:line>
        <draw:line draw:style-name="gr13" draw:text-style-name="P1" draw:layer="layout" svg:x1="8.977cm" svg:y1="7.724cm" svg:x2="10.882cm" svg:y2="7.724cm">
          <text:p/>
        </draw:line>
        <draw:line draw:style-name="gr13" draw:text-style-name="P1" draw:layer="layout" svg:x1="9.612cm" svg:y1="10.105cm" svg:x2="9.929cm" svg:y2="10.105cm">
          <text:p/>
        </draw:line>
        <draw:line draw:style-name="gr1" draw:text-style-name="P1" draw:layer="layout" svg:x1="8.977cm" svg:y1="9.47cm" svg:x2="9.929cm" svg:y2="9.47cm">
          <text:p/>
        </draw:line>
        <draw:line draw:style-name="gr2" draw:text-style-name="P1" draw:layer="layout" svg:x1="9.612cm" svg:y1="10.104cm" svg:x2="9.612cm" svg:y2="7.247cm">
          <text:p/>
        </draw:line>
        <draw:line draw:style-name="gr15" draw:text-style-name="P1" draw:layer="layout" svg:x1="8.977cm" svg:y1="11.692cm" svg:x2="9.612cm" svg:y2="11.692cm">
          <text:p/>
        </draw:line>
        <draw:line draw:style-name="gr2" draw:text-style-name="P1" draw:layer="layout" svg:x1="9.295cm" svg:y1="11.057cm" svg:x2="9.295cm" svg:y2="9.47cm">
          <text:p/>
        </draw:line>
        <draw:line draw:style-name="gr1" draw:text-style-name="P1" draw:layer="layout" svg:x1="9.295cm" svg:y1="11.057cm" svg:x2="12.152cm" svg:y2="11.057cm">
          <text:p/>
        </draw:line>
        <draw:g>
          <draw:g>
            <draw:polygon draw:style-name="gr10" draw:text-style-name="P4" draw:layer="layout" svg:width="0.953cm" svg:height="2.54cm" svg:x="10.882cm" svg:y="7.327cm" svg:viewBox="0 0 954 2541" draw:points="954,1905 954,634 0,0 0,2541">
              <text:p/>
            </draw:polygon>
            <draw:polygon draw:style-name="gr2" draw:text-style-name="P1" draw:layer="layout" svg:width="0.953cm" svg:height="2.54cm" svg:x="10.882cm" svg:y="7.327cm" svg:viewBox="0 0 954 2541" draw:points="954,1905 954,634 0,0 0,2541">
              <text:p/>
            </draw:polygon>
          </draw:g>
          <draw:frame draw:style-name="gr5" draw:text-style-name="P1" draw:layer="layout" svg:width="1.27cm" svg:height="1.079cm" draw:transform="rotate (1.5707963267949) translate (10.819cm 9.232cm)">
            <draw:text-box>
              <text:p/>
            </draw:text-box>
          </draw:frame>
        </draw:g>
        <draw:frame draw:style-name="gr6" draw:text-style-name="P1" draw:layer="layout" svg:width="0.536cm" svg:height="1.905cm" svg:x="10.982cm" svg:y="7.644cm">
          <draw:text-box>
            <text:p text:style-name="P2"><text:span text:style-name="T1">U</text:span><text:span text:style-name="T1"><text:line-break/></text:span><text:span text:style-name="T1">L</text:span><text:span text:style-name="T1"><text:line-break/></text:span><text:span text:style-name="T1">A</text:span></text:p>
          </draw:text-box>
        </draw:frame>
        <draw:frame draw:style-name="gr9" draw:text-style-name="P1" draw:layer="layout" svg:width="1.905cm" svg:height="3.175cm" svg:x="2.31cm" svg:y="6.93cm">
          <draw:text-box>
            <text:p text:style-name="P3"><text:span text:style-name="T1"><text:line-break/></text:span><text:span text:style-name="T1"> </text:span><text:span text:style-name="T1">end</text:span><text:span text:style-name="T1"><text:line-break/></text:span><text:span text:style-name="T1"><text:line-break/></text:span><text:span text:style-name="T1"> <text:s/>MEM DE</text:span><text:span text:style-name="T1"><text:line-break/></text:span><text:span text:style-name="T1"> <text:s text:c="2"/>INSTRS</text:span></text:p>
          </draw:text-box>
        </draw:frame>
        <draw:polygon draw:style-name="gr2" draw:text-style-name="P1" draw:layer="layout" svg:width="1.905cm" svg:height="3.175cm" svg:x="2.31cm" svg:y="6.93cm" svg:viewBox="0 0 1906 3176" draw:points="0,3176 1906,3176 1906,0 0,0">
          <text:p/>
        </draw:polygon>
        <draw:frame draw:style-name="gr9" draw:text-style-name="P1" draw:layer="layout" svg:width="1.905cm" svg:height="3.186cm" svg:x="13.422cm" svg:y="8.195cm">
          <draw:text-box>
            <text:p text:style-name="P3"><text:span text:style-name="T1"><text:line-break/></text:span><text:span text:style-name="T1"> <text:s/></text:span><text:span text:style-name="T1">end <text:s text:c="7"/>rd</text:span><text:span text:style-name="T1"><text:line-break/></text:span><text:span text:style-name="T1"><text:line-break/></text:span><text:span text:style-name="T1"> <text:s/>MEM DE</text:span><text:span text:style-name="T1"><text:line-break/></text:span><text:span text:style-name="T1"> <text:s text:c="2"/>DADOS</text:span><text:span text:style-name="T1"><text:line-break/></text:span><text:span text:style-name="T1"><text:line-break/></text:span><text:span text:style-name="T1"> <text:s/>wd</text:span></text:p>
          </draw:text-box>
        </draw:frame>
        <draw:polygon draw:style-name="gr2" draw:text-style-name="P1" draw:layer="layout" svg:width="1.905cm" svg:height="3.175cm" svg:x="13.422cm" svg:y="8.2cm" svg:viewBox="0 0 1906 3176" draw:points="0,3176 1906,3176 1906,0 0,0">
          <text:p/>
        </draw:polygon>
        <draw:polygon draw:style-name="gr2" draw:text-style-name="P1" draw:layer="layout" svg:width="0.635cm" svg:height="8.255cm" svg:x="15.645cm" svg:y="4.39cm" svg:viewBox="0 0 636 8256" draw:points="0,8256 636,8256 636,0 0,0">
          <text:p/>
        </draw:polygon>
        <draw:line draw:style-name="gr1" draw:text-style-name="P1" draw:layer="layout" svg:x1="12.787cm" svg:y1="8.835cm" svg:x2="13.422cm" svg:y2="8.835cm">
          <text:p/>
        </draw:line>
        <draw:line draw:style-name="gr1" draw:text-style-name="P1" draw:layer="layout" svg:x1="12.787cm" svg:y1="11.057cm" svg:x2="13.422cm" svg:y2="11.057cm">
          <text:p/>
        </draw:line>
        <draw:g>
          <draw:line draw:style-name="gr1" draw:text-style-name="P1" draw:layer="layout" svg:x1="15.327cm" svg:y1="8.835cm" svg:x2="15.644cm" svg:y2="8.835cm">
            <text:p/>
          </draw:line>
          <draw:frame draw:style-name="gr14" draw:text-style-name="P1" draw:layer="layout" svg:width="1.411cm" svg:height="1.219cm" svg:x="14.781cm" svg:y="8.225cm">
            <draw:text-box>
              <text:p/>
            </draw:text-box>
          </draw:frame>
        </draw:g>
        <draw:frame draw:style-name="gr8" draw:text-style-name="P1" draw:layer="layout" svg:width="0.953cm" svg:height="0.635cm" svg:x="15.486cm" svg:y="3.755cm">
          <draw:text-box>
            <text:p text:style-name="P2"><text:span text:style-name="T1">M/ER</text:span></text:p>
          </draw:text-box>
        </draw:frame>
        <draw:line draw:style-name="gr2" draw:text-style-name="P1" draw:layer="layout" svg:x1="13.105cm" svg:y1="11.692cm" svg:x2="13.105cm" svg:y2="8.835cm">
          <text:p/>
        </draw:line>
        <draw:line draw:style-name="gr16" draw:text-style-name="P1" draw:layer="layout" svg:x1="15.645cm" svg:y1="11.692cm" svg:x2="13.105cm" svg:y2="11.692cm">
          <text:p/>
        </draw:line>
        <draw:g>
          <draw:path draw:style-name="gr2" draw:text-style-name="P1" draw:layer="layout" svg:width="0.635cm" svg:height="1.904cm" svg:x="16.915cm" svg:y="8.517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3" draw:text-style-name="P1" draw:layer="layout" svg:width="1.905cm" svg:height="1.079cm" draw:transform="rotate (1.5707963267949) translate (16.693cm 10.422cm)">
            <draw:text-box>
              <text:p/>
            </draw:text-box>
          </draw:frame>
        </draw:g>
        <draw:frame draw:style-name="gr4" draw:text-style-name="P1" draw:layer="layout" svg:width="0.635cm" svg:height="1.588cm" svg:x="16.915cm" svg:y="8.676cm">
          <draw:text-box>
            <text:p text:style-name="P2"><text:span text:style-name="T1">M</text:span><text:span text:style-name="T1"><text:line-break/></text:span><text:span text:style-name="T1">U</text:span><text:span text:style-name="T1"><text:line-break/></text:span><text:span text:style-name="T1">X</text:span></text:p>
          </draw:text-box>
        </draw:frame>
        <draw:g>
          <draw:line draw:style-name="gr1" draw:text-style-name="P1" draw:layer="layout" svg:x1="16.28cm" svg:y1="11.692cm" svg:x2="16.597cm" svg:y2="11.692cm">
            <text:p/>
          </draw:line>
          <draw:frame draw:style-name="gr14" draw:text-style-name="P1" draw:layer="layout" svg:width="1.411cm" svg:height="1.219cm" svg:x="15.733cm" svg:y="11.083cm">
            <draw:text-box>
              <text:p/>
            </draw:text-box>
          </draw:frame>
        </draw:g>
        <draw:line draw:style-name="gr2" draw:text-style-name="P1" draw:layer="layout" svg:x1="16.597cm" svg:y1="11.692cm" svg:x2="16.597cm" svg:y2="10.105cm">
          <text:p/>
        </draw:line>
        <draw:g>
          <draw:line draw:style-name="gr1" draw:text-style-name="P1" draw:layer="layout" svg:x1="16.597cm" svg:y1="10.105cm" svg:x2="16.914cm" svg:y2="10.105cm">
            <text:p/>
          </draw:line>
          <draw:frame draw:style-name="gr14" draw:text-style-name="P1" draw:layer="layout" svg:width="1.411cm" svg:height="1.219cm" svg:x="16.051cm" svg:y="9.495cm">
            <draw:text-box>
              <text:p/>
            </draw:text-box>
          </draw:frame>
        </draw:g>
        <draw:line draw:style-name="gr1" draw:text-style-name="P1" draw:layer="layout" svg:x1="16.28cm" svg:y1="8.835cm" svg:x2="16.915cm" svg:y2="8.835cm">
          <text:p/>
        </draw:line>
        <draw:line draw:style-name="gr2" draw:text-style-name="P1" draw:layer="layout" svg:x1="12.787cm" svg:y1="5.66cm" svg:x2="13.422cm" svg:y2="5.66cm">
          <text:p/>
        </draw:line>
        <draw:line draw:style-name="gr2" draw:text-style-name="P1" draw:layer="layout" svg:x1="13.422cm" svg:y1="5.66cm" svg:x2="13.422cm" svg:y2="3.279cm">
          <text:p/>
        </draw:line>
        <draw:g>
          <draw:line draw:style-name="gr2" draw:text-style-name="P1" draw:layer="layout" svg:x1="17.55cm" svg:y1="9.47cm" svg:x2="17.867cm" svg:y2="9.47cm">
            <text:p/>
          </draw:line>
          <draw:frame draw:style-name="gr14" draw:text-style-name="P1" draw:layer="layout" svg:width="1.411cm" svg:height="1.219cm" svg:x="17.003cm" svg:y="8.86cm">
            <draw:text-box>
              <text:p/>
            </draw:text-box>
          </draw:frame>
        </draw:g>
        <draw:line draw:style-name="gr2" draw:text-style-name="P1" draw:layer="layout" svg:x1="17.867cm" svg:y1="12.962cm" svg:x2="17.867cm" svg:y2="9.47cm">
          <text:p/>
        </draw:line>
        <draw:line draw:style-name="gr15" draw:text-style-name="P1" draw:layer="layout" svg:x1="9.612cm" svg:y1="11.692cm" svg:x2="9.612cm" svg:y2="10.1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9cm" fo:page-height="13.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Linux_X86_64 LibreOffice_project/de093506bcdc5fafd9023ee680b8c60e3e0645d7</meta:generator>
    <meta:document-statistic meta:object-count="130"/>
  </office:meta>
</office:document-meta>
</file>